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df168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8cfae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d8cfa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width="0.2cm" svg:stroke-color="#941a0d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941a0d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fo:color="#941a0d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941a0d" fo:font-weight="bold" style:font-weight-asian="bold" style:font-weight-complex="bold"/>
    </style:style>
    <style:style style:name="T2" style:family="text">
      <style:text-properties fo:color="#941a0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3cm" svg:height="1.5cm" svg:x="12cm" svg:y="1.5cm">
          <text:p text:style-name="P1"><text:span text:style-name="T1">GC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2.5cm" svg:y="3.5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3cm" svg:height="1.5cm" svg:x="15cm" svg:y="6cm">
          <text:p text:style-name="P1"><text:span text:style-name="T1">C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2cm" svg:x="7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id="id3" draw:layer="layout" svg:width="3cm" svg:height="1.5cm" svg:x="6cm" svg:y="10.5cm">
          <text:p text:style-name="P1"><text:span text:style-name="T1">Satellite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cm" svg:height="2.5cm" svg:x="9.5cm" svg:y="6cm">
          <text:p text:style-name="P1"><text:span text:style-name="T1">Local</text:span></text:p>
          <text:p text:style-name="P1"><text:span text:style-name="T1">Orbital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cm" svg:height="1.5cm" svg:x="19cm" svg:y="14cm">
          <text:p text:style-name="P1"><text:span text:style-name="T1">IT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4.5cm" svg:height="2cm" svg:x="5.5cm" svg:y="15.5cm">
          <text:p text:style-name="P1"><text:span text:style-name="T1">GPS receiver</text:span></text:p>
          <text:p text:style-name="P1"><text:span text:style-name="T1">anten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5cm" svg:height="1.825cm" svg:x="14.5cm" svg:y="15.675cm">
          <draw:text-box>
            <text:p text:style-name="P4"><text:span text:style-name="T2">GPS measurement</text:span></text:p>
          </draw:text-box>
        </draw:frame>
        <draw:custom-shape draw:style-name="gr3" draw:text-style-name="P3" draw:layer="layout" svg:width="1cm" svg:height="2cm" draw:transform="rotate (-0.523598775599386) translate (9cm 8.26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cm" svg:height="2cm" draw:transform="rotate (0.5235987755982) translate (16.5cm 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cm" svg:height="1.5cm" svg:x="17.5cm" svg:y="10cm">
          <text:p text:style-name="P1"><text:span text:style-name="T1">T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2cm" draw:transform="rotate (0.5235987755982) translate (19.13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3" draw:layer="layout" draw:type="curve" svg:x1="12cm" svg:y1="2.25cm" svg:x2="9.5cm" svg:y2="7.25cm" draw:start-shape="id1" draw:start-glue-point="3" draw:end-shape="id2" draw:end-glue-point="3" svg:d="m12000 2250c-4500 0-3250 5000-2500 5000">
          <text:p/>
        </draw:connector>
        <draw:frame draw:style-name="gr4" draw:text-style-name="P5" draw:layer="layout" svg:width="3.5cm" svg:height="1.038cm" svg:x="5cm" svg:y="3.5cm">
          <draw:text-box>
            <text:p text:style-name="P4"><text:span text:style-name="T2">position</text:span></text:p>
          </draw:text-box>
        </draw:frame>
        <draw:frame draw:style-name="gr4" draw:text-style-name="P5" draw:layer="layout" svg:width="3.5cm" svg:height="1.038cm" svg:x="12cm" svg:y="10.962cm">
          <draw:text-box>
            <text:p text:style-name="P4"><text:span text:style-name="T2">attitude</text:span></text:p>
          </draw:text-box>
        </draw:frame>
        <draw:frame draw:style-name="gr4" draw:text-style-name="P5" draw:layer="layout" svg:width="3.5cm" svg:height="1.038cm" svg:x="1.5cm" svg:y="11.5cm">
          <draw:text-box>
            <text:p text:style-name="P4"><text:span text:style-name="T2">design</text:span></text:p>
          </draw:text-box>
        </draw:frame>
        <draw:connector draw:style-name="gr5" draw:text-style-name="P3" draw:layer="layout" draw:type="curve" svg:x1="12.5cm" svg:y1="7.25cm" svg:x2="9cm" svg:y2="11.25cm" draw:start-shape="id2" draw:start-glue-point="1" draw:end-shape="id3" draw:end-glue-point="1" svg:d="m12500 7250c751 0 2501 4000-3500 4000">
          <text:p/>
        </draw:connector>
        <draw:connector draw:style-name="gr5" draw:text-style-name="P3" draw:layer="layout" draw:type="curve" draw:line-skew="-1.25cm" svg:x1="6cm" svg:y1="11.25cm" svg:x2="5.5cm" svg:y2="16.5cm" draw:start-shape="id3" draw:start-glue-point="3" draw:end-shape="id4" draw:end-glue-point="3" svg:d="m6000 11250c-3375 0-3125 5250-500 5250">
          <text:p/>
        </draw:connector>
        <draw:connector draw:style-name="gr5" draw:text-style-name="P3" draw:layer="layout" draw:type="curve" svg:x1="19cm" svg:y1="14.75cm" svg:x2="10cm" svg:y2="16.5cm" draw:start-shape="id5" draw:start-glue-point="3" draw:end-shape="id4" draw:end-glue-point="1" svg:d="m19000 14750c-6748 0-2249 1750-9000 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7-30T11:02:19</dc:date>
    <meta:editing-cycles>5</meta:editing-cycles>
    <meta:editing-duration>PT1H13M30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